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 Typist" svg:font-family="'Tlwg Typis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waterfallWipe" smil:subtype="horizontalRight"/>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textarea-vertical-align="middle" draw:auto-grow-height="true" draw:auto-grow-width="true" fo:min-height="1.067cm" fo:min-width="3.782cm"/>
    </style:style>
    <style:style style:name="pr1" style:family="presentation" style:parent-style-name="Default-subtitle">
      <style:graphic-properties draw:fill-color="#111111" fo:min-height="9.134cm"/>
    </style:style>
    <style:style style:name="pr2" style:family="presentation" style:parent-style-name="Default-notes">
      <style:graphic-properties draw:fill-color="#ffffff" fo:min-height="13.364cm"/>
    </style:style>
    <style:style style:name="pr3" style:family="presentation" style:parent-style-name="Default-subtitle">
      <style:graphic-properties draw:fill-color="#ffffff" draw:textarea-vertical-align="top" fo:min-height="16.355cm"/>
    </style:style>
    <style:style style:name="pr4" style:family="presentation" style:parent-style-name="Default-subtitle">
      <style:graphic-properties draw:fill-color="#111111" draw:textarea-vertical-align="top" fo:min-height="14.692cm"/>
    </style:style>
    <style:style style:name="pr5" style:family="presentation" style:parent-style-name="Default-subtitle">
      <style:graphic-properties draw:fill-color="#111111" draw:textarea-vertical-align="top" fo:min-height="14.2cm"/>
    </style:style>
    <style:style style:name="pr6" style:family="presentation" style:parent-style-name="Default-subtitle">
      <style:graphic-properties draw:fill-color="#111111" draw:textarea-vertical-align="top" fo:min-height="15.649cm"/>
    </style:style>
    <style:style style:name="pr7" style:family="presentation" style:parent-style-name="Default-subtitle">
      <style:graphic-properties draw:fill-color="#111111" draw:textarea-vertical-align="top" fo:min-height="15.285cm"/>
    </style:style>
    <style:style style:name="pr8" style:family="presentation" style:parent-style-name="Default-subtitle">
      <style:graphic-properties draw:fill-color="#111111" draw:textarea-vertical-align="top" fo:min-height="16.248cm"/>
    </style:style>
    <style:style style:name="pr9" style:family="presentation" style:parent-style-name="Default-subtitle">
      <style:graphic-properties draw:fill-color="#111111" draw:textarea-vertical-align="top" draw:auto-grow-height="true" fo:min-height="11.582cm"/>
    </style:style>
    <style:style style:name="P1" style:family="paragraph">
      <loext:graphic-properties draw:fill-color="#111111"/>
      <style:text-properties style:font-name="Tlwg Typist" fo:font-size="44pt" fo:font-weight="bold" fo:background-color="#fff200" style:font-size-asian="44pt" style:font-weight-asian="bold" style:font-size-complex="44pt" style:font-weight-complex="bold"/>
    </style:style>
    <style:style style:name="P2" style:family="paragraph">
      <loext:graphic-properties draw:fill-color="#ffffff"/>
    </style:style>
    <style:style style:name="P3" style:family="paragraph">
      <style:paragraph-properties fo:margin-left="0cm" fo:margin-right="0cm" fo:margin-top="0.2cm" fo:margin-bottom="0.2cm" fo:text-align="center" fo:text-indent="0cm"/>
    </style:style>
    <style:style style:name="P4" style:family="paragraph">
      <style:paragraph-properties fo:margin-left="0cm" fo:margin-right="0cm" fo:margin-top="0.2cm" fo:margin-bottom="0.2cm" fo:text-align="start" fo:text-indent="0cm"/>
    </style:style>
    <style:style style:name="P5" style:family="paragraph">
      <style:paragraph-properties fo:text-align="center"/>
    </style:style>
    <style:style style:name="P6" style:family="paragraph">
      <style:paragraph-properties fo:text-align="start"/>
    </style:style>
    <style:style style:name="P7" style:family="paragraph">
      <loext:graphic-properties draw:fill-color="#111111"/>
      <style:paragraph-properties fo:text-align="center"/>
      <style:text-properties style:font-name="Liberation Serif" fo:font-size="44pt" fo:font-weight="bold" fo:background-color="#f58220" style:font-size-asian="44pt" style:font-weight-asian="bold" style:font-size-complex="44pt" style:font-weight-complex="bold"/>
    </style:style>
    <style:style style:name="P8" style:family="paragraph">
      <loext:graphic-properties draw:fill-color="#111111"/>
      <style:paragraph-properties fo:text-align="start"/>
      <style:text-properties style:font-name="Tlwg Typist" fo:font-size="44pt" fo:font-weight="bold" fo:background-color="#f58220" style:font-size-asian="44pt" style:font-weight-asian="bold" style:font-size-complex="44pt" style:font-weight-complex="bold"/>
    </style:style>
    <style:style style:name="P9" style:family="paragraph">
      <loext:graphic-properties draw:fill-color="#111111"/>
      <style:paragraph-properties fo:text-align="start"/>
      <style:text-properties style:font-name="Tlwg Typist" fo:font-size="20pt" fo:font-weight="bold" fo:background-color="#fff200" style:font-size-asian="20pt" style:font-weight-asian="bold" style:font-size-complex="20pt" style:font-weight-complex="bold"/>
    </style:style>
    <style:style style:name="P10" style:family="paragraph">
      <style:paragraph-properties fo:margin-left="0cm" fo:margin-right="0cm" fo:text-align="start" fo:text-indent="0cm"/>
    </style:style>
    <style:style style:name="P11" style:family="paragraph">
      <style:paragraph-properties fo:line-height="150%" fo:text-align="start"/>
      <style:text-properties fo:color="#000000" style:font-name="Liberation Serif" fo:font-size="28pt" fo:background-color="#bce4e5" style:font-size-asian="28pt" style:font-size-complex="28pt"/>
    </style:style>
    <style:style style:name="P12" style:family="paragraph">
      <loext:graphic-properties draw:fill="none" draw:fill-color="#ffffff"/>
      <style:paragraph-properties fo:line-height="150%" fo:text-align="start"/>
      <style:text-properties fo:color="#000000" style:font-name="Liberation Serif" fo:font-size="28pt" fo:font-weight="bold" fo:background-color="#bce4e5" style:font-size-asian="28pt" style:font-weight-asian="bold" style:font-size-complex="28pt" style:font-weight-complex="bold"/>
    </style:style>
    <style:style style:name="T1" style:family="text">
      <style:text-properties style:font-name="Tlwg Typist" fo:font-size="44pt" fo:font-weight="bold" fo:background-color="#fff200" style:font-size-asian="44pt" style:font-weight-asian="bold" style:font-size-complex="44pt" style:font-weight-complex="bold"/>
    </style:style>
    <style:style style:name="T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solid" style:text-underline-width="auto" style:text-underline-color="font-color" fo:font-weight="bold" style:letter-kerning="true" fo:background-color="#f58220"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Tlwg Typist"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Tlwg Typist" fo:font-size="16pt" fo:font-style="normal" fo:text-shadow="none" style:text-underline-style="solid" style:text-underline-width="auto" style:text-underline-color="font-color" fo:font-weight="bold" style:letter-kerning="true" fo:background-color="#f58220" style:font-name-asian="Noto Sans CJK SC"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5" style:family="text">
      <style:text-properties style:font-name="Liberation Serif" fo:background-color="#f58220"/>
    </style:style>
    <style:style style:name="T6" style:family="text">
      <style:text-properties style:font-name="Liberation Serif" fo:font-size="18pt" fo:background-color="#ffffff" style:font-size-asian="18pt" style:font-size-complex="18pt"/>
    </style:style>
    <style:style style:name="T7" style:family="text">
      <style:text-properties fo:color="#ffffff" style:font-name="Liberation Serif" fo:font-size="18pt" fo:background-color="#ed1c24" style:font-size-asian="18pt" style:font-size-complex="18pt"/>
    </style:style>
    <style:style style:name="T8" style:family="text">
      <style:text-properties style:font-name="Liberation Serif" fo:font-size="18pt" fo:background-color="#fff200" style:font-size-asian="18pt" style:font-size-complex="18pt"/>
    </style:style>
    <style:style style:name="T9" style:family="text">
      <style:text-properties style:font-name="Liberation Serif" fo:font-size="20pt" fo:background-color="#ffffff" style:font-size-asian="20pt" style:font-size-complex="20pt"/>
    </style:style>
    <style:style style:name="T10" style:family="text">
      <style:text-properties fo:font-size="24pt" fo:background-color="#f58220" style:font-size-asian="24pt" style:font-size-complex="24pt"/>
    </style:style>
    <style:style style:name="T11" style:family="text">
      <style:text-properties style:font-name="Tlwg Typist" fo:font-size="20pt" fo:background-color="#ffffff" style:font-size-asian="20pt" style:font-size-complex="20pt"/>
    </style:style>
    <style:style style:name="T12" style:family="text">
      <style:text-properties fo:font-size="20pt" fo:background-color="#ffffff" style:font-size-asian="20pt" style:font-size-complex="20pt"/>
    </style:style>
    <style:style style:name="T13" style:family="text">
      <style:text-properties fo:font-size="20pt" fo:background-color="#f58220" style:font-size-asian="20pt" style:font-size-complex="20pt"/>
    </style:style>
    <style:style style:name="T14" style:family="text">
      <style:text-properties style:font-name="Tlwg Typist" fo:font-size="20pt" fo:background-color="transparent" style:font-size-asian="20pt" style:font-size-complex="20pt"/>
    </style:style>
    <style:style style:name="T15" style:family="text">
      <style:text-properties style:font-name="Liberation Serif" fo:font-size="24pt" fo:font-weight="normal" fo:background-color="#f58220" style:font-size-asian="24pt" style:font-weight-asian="normal" style:font-size-complex="24pt" style:font-weight-complex="normal"/>
    </style:style>
    <style:style style:name="T16" style:family="text">
      <style:text-properties style:font-name="Tlwg Typist" fo:font-size="20pt" fo:background-color="#f58220" style:font-size-asian="20pt" style:font-size-complex="20pt"/>
    </style:style>
    <style:style style:name="T17" style:family="text">
      <style:text-properties style:font-name="Liberation Serif" fo:font-size="20pt" fo:background-color="#f58220" style:font-size-asian="20pt" style:font-size-complex="20pt"/>
    </style:style>
    <style:style style:name="T18" style:family="text">
      <style:text-properties style:font-name="Liberation Serif" fo:font-size="20pt" fo:font-weight="normal" fo:background-color="#f58220" style:font-size-asian="20pt" style:font-weight-asian="normal" style:font-size-complex="20pt" style:font-weight-complex="normal"/>
    </style:style>
    <style:style style:name="T19" style:family="text">
      <style:text-properties style:font-name="Tlwg Typist" fo:font-size="18pt" style:font-size-asian="18pt" style:font-size-complex="18pt"/>
    </style:style>
    <style:style style:name="T20" style:family="text">
      <style:text-properties style:font-name="Tlwg Typist" fo:font-size="16pt" style:font-size-asian="16pt" style:font-size-complex="16pt"/>
    </style:style>
    <style:style style:name="T21" style:family="text">
      <style:text-properties style:font-name="Liberation Serif" fo:font-size="18pt" fo:background-color="#f58220" style:font-size-asian="18pt" style:font-size-complex="18pt"/>
    </style:style>
    <style:style style:name="T22" style:family="text">
      <style:text-properties fo:font-size="16pt" style:font-size-asian="16pt" style:font-size-complex="16pt"/>
    </style:style>
    <style:style style:name="T23" style:family="text">
      <style:text-properties fo:font-size="20pt" style:font-size-asian="20pt" style:font-size-complex="20pt"/>
    </style:style>
    <style:style style:name="T24" style:family="text">
      <style:text-properties style:font-name="Liberation Serif" fo:font-size="22pt" fo:background-color="#f58220" style:font-size-asian="22pt" style:font-size-complex="22pt"/>
    </style:style>
    <style:style style:name="T25" style:family="text">
      <style:text-properties style:font-name="Tlwg Typist" fo:font-size="20pt" style:font-size-asian="20pt" style:font-size-complex="20pt"/>
    </style:style>
    <style:style style:name="T26" style:family="text">
      <style:text-properties style:font-name="Tlwg Typist" fo:font-size="18pt" fo:background-color="transparent" style:font-size-asian="18pt" style:font-size-complex="18pt"/>
    </style:style>
    <style:style style:name="T27" style:family="text">
      <style:text-properties fo:color="#000000" style:font-name="Liberation Serif" fo:font-size="28pt" fo:font-weight="bold" fo:background-color="#bce4e5"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presentation:style-name="pr1" draw:text-style-name="P1" draw:layer="layout" svg:width="25.199cm" svg:height="9.134cm" svg:x="1.4cm" svg:y="3.685cm" presentation:class="subtitle">
          <draw:text-box>
            <text:p><text:span text:style-name="T1">JAVA ENUM</text:span></text:p>
          </draw:text-box>
        </draw:frame>
        <anim:par presentation:node-type="timing-root">
          <anim:par smil:begin="id1.begin">
            <anim:transitionFilter smil:dur="2s" smil:type="waterfallWipe" smil:subtype="horizontalRight"/>
          </anim:par>
          <anim:seq smil:dur="0s" presentation:node-type="main-sequence"/>
        </anim:par>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xml:id="id2" draw:id="id2">
        <office:forms form:automatic-focus="false" form:apply-design-mode="false"/>
        <draw:frame presentation:style-name="pr3" draw:text-style-name="P2" draw:layer="layout" svg:width="26.8cm" svg:height="16.355cm" svg:x="0.6cm" svg:y="0.4cm" presentation:class="subtitle" presentation:user-transformed="true">
          <draw:text-box>
            <text:p text:style-name="P3"><text:span text:style-name="T2">1&gt; What is java enum?</text:span></text:p>
            <text:p text:style-name="P3"><text:span text:style-name="T2"/></text:p>
            <text:p text:style-name="P4"><text:span text:style-name="T3">An enum type is a special data type that can be used to create a set of predefined constants. The variable must be equal to one of the values that have been predefined for it.</text:span></text:p>
            <text:p text:style-name="P4"><text:span text:style-name="T3">Example- Currency (values of RUPEE, DOLLAR, YEN, and EURO)</text:span></text:p>
            <text:p text:style-name="P4"><text:span text:style-name="T3">Because they are constants, the names of an enum type's fields are in uppercase letters. In the Java programming language, you define an enum type by using the enum keyword. For example, you would specify a Currency enum type as:</text:span></text:p>
            <text:p text:style-name="P4"><text:span text:style-name="T3"/></text:p>
            <text:p text:style-name="P4"><text:span text:style-name="T3">public enum Currency {</text:span></text:p>
            <text:p text:style-name="P4"><text:span text:style-name="T3"/></text:p>
            <text:p text:style-name="P4"><text:span text:style-name="T3">RUPEE,DOLLAR,YEN, EURO</text:span></text:p>
            <text:p text:style-name="P4"><text:span text:style-name="T3"/></text:p>
            <text:p text:style-name="P4"><text:span text:style-name="T3">}</text:span></text:p>
            <text:p text:style-name="P4"><text:span text:style-name="T3"/></text:p>
            <text:p text:style-name="P4"><text:span text:style-name="T4"/></text:p>
            <text:p text:style-name="P4"><text:span text:style-name="T3"/></text:p>
          </draw:text-box>
        </draw:frame>
        <anim:par presentation:node-type="timing-root">
          <anim:par smil:begin="id2.begin">
            <anim:transitionFilter smil:dur="2s" smil:type="waterfallWipe" smil:subtype="horizontalRight"/>
          </anim:par>
          <anim:seq smil:dur="0s" presentation:node-type="main-sequence"/>
        </anim:par>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xml:id="id3" draw:id="id3">
        <office:forms form:automatic-focus="false" form:apply-design-mode="false"/>
        <draw:frame presentation:style-name="pr4" draw:text-style-name="P7" draw:layer="layout" svg:width="27.2cm" svg:height="14.692cm" svg:x="0.4cm" svg:y="1.4cm" presentation:class="subtitle" presentation:user-transformed="true">
          <draw:text-box>
            <text:p text:style-name="P5"><text:span text:style-name="T5">2&gt;What is the internal process of an enum in Java?</text:span></text:p>
            <text:p text:style-name="P6"><text:span text:style-name="T6">Each enum is implicitly final and a subclass of Enum. This means you can't make your enum extend any other class and you can't make another class extend your enum. As it is also a class, it treated like any other class at runtime. Each of the value in an enum is treated as an object at runtime. There are few restrictions imposed by compiler and few features which makes it different from class.</text:span></text:p>
            <text:p text:style-name="P6"><text:span text:style-name="T6"/></text:p>
            <text:p text:style-name="P6"><text:span text:style-name="T7">Restrictions imposed by compiler:</text:span></text:p>
            <text:p text:style-name="P6"><text:span text:style-name="T6"/></text:p>
            <text:p text:style-name="P6"><text:span text:style-name="T6">Constructor can only be private.</text:span></text:p>
            <text:p text:style-name="P6"><text:span text:style-name="T6">You cannot create object for enum using new keyword (even within the enum). There will fixed set of objects defined in your enum itself (first line in its definition).</text:span></text:p>
            <text:p text:style-name="P6"><text:span text:style-name="T6">You can't make your enum extend another class as it already extends Enum implicitly. You can't make another class extend your enum.</text:span></text:p>
            <text:p text:style-name="P6"><text:span text:style-name="T8">Features of enum:</text:span></text:p>
            <text:p text:style-name="P6"><text:span text:style-name="T6"/></text:p>
            <text:p text:style-name="P6"><text:span text:style-name="T6">You can use in a set directly, EnumSet.</text:span></text:p>
            <text:p text:style-name="P6"><text:span text:style-name="T6">You can use it in a switch statement.</text:span></text:p>
            <text:p text:style-name="P6"><text:span text:style-name="T6">There will be fixed set of objects, it handles deserialization effectively.</text:span></text:p>
            <text:p text:style-name="P6"><text:span text:style-name="T6">Can be used to create singleton in simple and efficient way.</text:span></text:p>
            <text:p text:style-name="P6"><text:span text:style-name="T9"/></text:p>
          </draw:text-box>
        </draw:frame>
        <anim:par presentation:node-type="timing-root">
          <anim:par smil:begin="id3.begin">
            <anim:transitionFilter smil:dur="2s" smil:type="waterfallWipe" smil:subtype="horizontalRight"/>
          </anim:par>
          <anim:seq smil:dur="0s" presentation:node-type="main-sequence"/>
        </anim:par>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xml:id="id4" draw:id="id4">
        <office:forms form:automatic-focus="false" form:apply-design-mode="false"/>
        <draw:frame presentation:style-name="pr5" draw:text-style-name="P8" draw:layer="layout" svg:width="26cm" svg:height="14.2cm" svg:x="1.4cm" svg:y="0.8cm" presentation:class="subtitle" presentation:user-transformed="true">
          <draw:text-box>
            <text:p text:style-name="P6"><text:span text:style-name="T10">3&gt; Is enum thread safe in Java?</text:span></text:p>
            <text:p text:style-name="P6"><text:span text:style-name="T11">Yes,it is thread safe because it is immutable and read-only.</text:span></text:p>
            <text:p text:style-name="P6"><text:span text:style-name="T12"/></text:p>
            <text:p text:style-name="P6"><text:span text:style-name="T13">4&gt; Should enum be nullable or not?</text:span></text:p>
            <text:p text:style-name="P6"><text:span text:style-name="T14">NO, it will give you compile time error.</text:span></text:p>
            <text:p text:style-name="P6"><text:span text:style-name="T11"/></text:p>
            <text:p text:style-name="P6"><text:span text:style-name="T15">5&gt;can we extends enum in java?</text:span></text:p>
            <text:p text:style-name="P6"><text:span text:style-name="T14">No</text:span></text:p>
            <text:p text:style-name="P6"><text:span text:style-name="T16"/></text:p>
            <text:p text:style-name="P6"><text:span text:style-name="T17">6&gt;What are best use cases of ENUM in java?</text:span></text:p>
            <text:p text:style-name="P6"><text:span text:style-name="T11">Enums are excellent when you want to enforce strong type checking all the way through your project.</text:span></text:p>
            <text:p text:style-name="P6"><text:span text:style-name="T16"/></text:p>
          </draw:text-box>
        </draw:frame>
        <anim:par presentation:node-type="timing-root">
          <anim:par smil:begin="id4.begin">
            <anim:transitionFilter smil:dur="2s" smil:type="waterfallWipe" smil:subtype="horizontalRight"/>
          </anim:par>
          <anim:seq smil:dur="0s" presentation:node-type="main-sequence"/>
        </anim:par>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xml:id="id5" draw:id="id5">
        <office:forms form:automatic-focus="false" form:apply-design-mode="false"/>
        <draw:frame presentation:style-name="pr6" draw:text-style-name="P9" draw:layer="layout" svg:width="26.8cm" svg:height="15.649cm" svg:x="0.8cm" svg:y="0.6cm" presentation:class="subtitle" presentation:user-transformed="true">
          <draw:text-box>
            <text:p text:style-name="P6"><text:span text:style-name="T18">7&gt;How do I make a key value like enum in Java?</text:span></text:p>
            <text:p text:style-name="P6"><text:span text:style-name="T19">en</text:span><text:span text:style-name="T20">um TestEnum { </text:span></text:p>
            <text:p text:style-name="P6"><text:span text:style-name="T20"><text:s/></text:span></text:p>
            <text:p text:style-name="P6"><text:span text:style-name="T20"><text:s text:c="2"/></text:span><text:span text:style-name="T20">ONE(“one”, 1), TWO(“two”, 2), THREE(“three”, 3); </text:span></text:p>
            <text:p text:style-name="P6"><text:span text:style-name="T20"><text:s/></text:span></text:p>
            <text:p text:style-name="P6"><text:span text:style-name="T20"><text:s text:c="2"/></text:span><text:span text:style-name="T20">private final String key; </text:span></text:p>
            <text:p text:style-name="P6"><text:span text:style-name="T20"><text:s text:c="2"/></text:span><text:span text:style-name="T20">private final int val; </text:span></text:p>
            <text:p text:style-name="P6"><text:span text:style-name="T20"><text:s/></text:span></text:p>
            <text:p text:style-name="P6"><text:span text:style-name="T20"><text:s text:c="2"/></text:span><text:span text:style-name="T20">private TestEnum(String key, int val){ </text:span></text:p>
            <text:p text:style-name="P6"><text:span text:style-name="T20"><text:s text:c="4"/></text:span><text:span text:style-name="T20">this.key = key; </text:span></text:p>
            <text:p text:style-name="P6"><text:span text:style-name="T20"><text:s text:c="4"/></text:span><text:span text:style-name="T20">this.val = val; </text:span></text:p>
            <text:p text:style-name="P6"><text:span text:style-name="T20"><text:s text:c="2"/></text:span><text:span text:style-name="T20">} </text:span></text:p>
            <text:p text:style-name="P6"><text:span text:style-name="T20"><text:s/></text:span></text:p>
            <text:p text:style-name="P6"><text:span text:style-name="T20"><text:s text:c="2"/></text:span><text:span text:style-name="T20">public String getKey(){ </text:span></text:p>
            <text:p text:style-name="P6"><text:span text:style-name="T20"><text:s text:c="4"/></text:span><text:span text:style-name="T20">return key; </text:span></text:p>
            <text:p text:style-name="P6"><text:span text:style-name="T20"><text:s text:c="2"/></text:span><text:span text:style-name="T20">} </text:span></text:p>
            <text:p text:style-name="P6"><text:span text:style-name="T20"><text:s/></text:span></text:p>
            <text:p text:style-name="P6"><text:span text:style-name="T20"><text:s text:c="2"/></text:span><text:span text:style-name="T20">public int getVal(){ </text:span></text:p>
            <text:p text:style-name="P6"><text:span text:style-name="T20"><text:s text:c="4"/></text:span><text:span text:style-name="T20">return val; </text:span></text:p>
            <text:p text:style-name="P6"><text:span text:style-name="T20"><text:s text:c="2"/></text:span><text:span text:style-name="T20">} </text:span></text:p>
            <text:p text:style-name="P6"><text:span text:style-name="T20">} </text:span></text:p>
            <text:p text:style-name="P6"><text:span text:style-name="T19"/></text:p>
          </draw:text-box>
        </draw:frame>
        <anim:par presentation:node-type="timing-root">
          <anim:par smil:begin="id5.begin">
            <anim:transitionFilter smil:dur="2s" smil:type="waterfallWipe" smil:subtype="horizontalRight"/>
          </anim:par>
          <anim:seq smil:dur="0s" presentation:node-type="main-sequence"/>
        </anim:par>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xml:id="id6" draw:id="id6">
        <office:forms form:automatic-focus="false" form:apply-design-mode="false"/>
        <draw:frame presentation:style-name="pr7" draw:text-style-name="P9" draw:layer="layout" svg:width="26.999cm" svg:height="15.285cm" svg:x="0.601cm" svg:y="0.666cm" presentation:class="subtitle" presentation:user-transformed="true">
          <draw:text-box>
            <text:p text:style-name="P6"><text:span text:style-name="T21">8&gt;Is it possible to assign a numeric value to an enum in Java?</text:span></text:p>
            <text:p text:style-name="P6"><text:span text:style-name="T22">Sure. An enum by default has an ordinal value based on its position in the enum declaration starting with zero. You can retrieve the ordinal value of an enum object by calling its ordinal() method. Here's an example where the ordinals are made obvious by name:</text:span></text:p>
            <text:p text:style-name="P6"><text:span text:style-name="T22"/></text:p>
            <text:p text:style-name="P6"><text:span text:style-name="T22">public enum EnumExample { </text:span></text:p>
            <text:p text:style-name="P6"><text:span text:style-name="T22"><text:s text:c="4"/></text:span><text:span text:style-name="T22">ZERO, ONE, TWO </text:span></text:p>
            <text:p text:style-name="P6"><text:span text:style-name="T22">} </text:span></text:p>
            <text:p text:style-name="P6"><text:span text:style-name="T22">You can also assign numeric fields to enums using a constructor, which must be private, with arguments attached to each declaration. The following example shows a case where numeric fields are made that are</text:span><text:span text:style-name="T23"> </text:span><text:span text:style-name="T22">redundant to the ordinal values:</text:span></text:p>
            <text:p text:style-name="P6"><text:span text:style-name="T22"/></text:p>
            <text:p text:style-name="P6"><text:span text:style-name="T22">public enum EnumExampleTwo { </text:span></text:p>
            <text:p text:style-name="P6"><text:span text:style-name="T22"><text:s text:c="4"/></text:span><text:span text:style-name="T22">ZERO(0), </text:span></text:p>
            <text:p text:style-name="P6"><text:span text:style-name="T22"><text:s text:c="4"/></text:span><text:span text:style-name="T22">ONE(1), </text:span></text:p>
            <text:p text:style-name="P6"><text:span text:style-name="T22"><text:s text:c="4"/></text:span><text:span text:style-name="T22">TWO(2); </text:span></text:p>
            <text:p text:style-name="P6"><text:span text:style-name="T22"><text:s/></text:span></text:p>
            <text:p text:style-name="P6"><text:span text:style-name="T22"><text:s text:c="4"/></text:span><text:span text:style-name="T22">public final int redundant; </text:span></text:p>
            <text:p text:style-name="P6"><text:span text:style-name="T22"><text:s/></text:span></text:p>
            <text:p text:style-name="P6"><text:span text:style-name="T22"><text:s text:c="4"/></text:span><text:span text:style-name="T22">private EnumExampleTwo(int numIn) { </text:span></text:p>
            <text:p text:style-name="P6"><text:span text:style-name="T22"><text:s text:c="8"/></text:span><text:span text:style-name="T22">redundant = numIn; </text:span></text:p>
            <text:p text:style-name="P6"><text:span text:style-name="T22"><text:s text:c="4"/></text:span><text:span text:style-name="T22">} </text:span></text:p>
            <text:p text:style-name="P6"><text:span text:style-name="T22">} </text:span></text:p>
            <text:p text:style-name="P6"><text:span text:style-name="T22"/></text:p>
          </draw:text-box>
        </draw:frame>
        <anim:par presentation:node-type="timing-root">
          <anim:par smil:begin="id6.begin">
            <anim:transitionFilter smil:dur="2s" smil:type="waterfallWipe" smil:subtype="horizontalRight"/>
          </anim:par>
          <anim:seq smil:dur="0s" presentation:node-type="main-sequence"/>
        </anim:par>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xml:id="id7" draw:id="id7">
        <office:forms form:automatic-focus="false" form:apply-design-mode="false"/>
        <draw:frame presentation:style-name="pr8" draw:text-style-name="P9" draw:layer="layout" svg:width="26.6cm" svg:height="16.248cm" svg:x="0.8cm" svg:y="0.4cm" presentation:class="subtitle" presentation:user-transformed="true">
          <draw:text-box>
            <text:p text:style-name="P6"><text:span text:style-name="T24">9&gt;How do you convert an enum to a string?</text:span></text:p>
            <text:p text:style-name="P6"><text:span text:style-name="T25">using tostring()</text:span></text:p>
            <text:p text:style-name="P6"><text:span text:style-name="T25"/></text:p>
            <text:p text:style-name="P6"><text:span text:style-name="T13">10&gt;Can we use Enum with TreeSet and TreeMap?</text:span></text:p>
            <text:p text:style-name="P6"><text:span text:style-name="T14">Yes, we can! Since enum implements comparable interface by default which is the main requirement for TreeSet and TreeMap.</text:span></text:p>
            <text:p text:style-name="P6"><text:span text:style-name="T13"/></text:p>
            <text:p text:style-name="P6"><text:span text:style-name="T13">11&gt;Can Enum have a constructor in Java?</text:span></text:p>
            <text:p text:style-name="P6"><text:span text:style-name="T14">Yes. Constructor in enums can only be either private or package level it can't be public or protected hence access modifier public and protected are not allowed to Enum constructor, it will result in a compile-time error.</text:span></text:p>
            <text:p text:style-name="P6"><text:span text:style-name="T14"/></text:p>
            <text:p text:style-name="P6"><text:span text:style-name="T13">12&gt;Can enum be traversed in Java?</text:span></text:p>
            <text:p text:style-name="P6"><text:span text:style-name="T14">The values() mehtod of enum returns array containing all of the values of the enum in the order they are declared.</text:span></text:p>
            <text:p text:style-name="P6"><text:span text:style-name="T14">since returned values is an Array , it can be traversed.</text:span></text:p>
            <text:p text:style-name="P6"><text:span text:style-name="T14"/></text:p>
            <text:p text:style-name="P6"><text:span text:style-name="T23"/></text:p>
          </draw:text-box>
        </draw:frame>
        <anim:par presentation:node-type="timing-root">
          <anim:par smil:begin="id7.begin">
            <anim:transitionFilter smil:dur="2s" smil:type="waterfallWipe" smil:subtype="horizontalRight"/>
          </anim:par>
          <anim:seq smil:dur="0s" presentation:node-type="main-sequence"/>
        </anim:par>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xml:id="id8" draw:id="id8">
        <office:forms form:automatic-focus="false" form:apply-design-mode="false"/>
        <draw:frame presentation:style-name="pr9" draw:text-style-name="P9" draw:layer="layout" svg:width="25.199cm" svg:height="11.582cm" svg:x="1.4cm" svg:y="3.685cm" presentation:class="subtitle">
          <draw:text-box>
            <text:p text:style-name="P6"><text:span text:style-name="T17">13&gt;what is enummap?</text:span></text:p>
            <text:p text:style-name="P6"><text:span text:style-name="T26">EnumMap is implementation of Map interface and it takes enums as a key.It maintane order of enum defined also internally it works as an array. It is not synchronized.</text:span></text:p>
            <text:p text:style-name="P6"><text:span text:style-name="T17"/></text:p>
            <text:p text:style-name="P6"><text:span text:style-name="T17">14&gt;can we override enum?</text:span></text:p>
            <text:p text:style-name="P6"><text:span text:style-name="T14">No, Since enum are by default final so we can not extends them and hence can not override.</text:span></text:p>
            <text:p text:style-name="P6"><text:span text:style-name="T14"/></text:p>
            <text:p text:style-name="P10"><text:span text:style-name="T17">15&gt;How we can create singleton using enum?</text:span></text:p>
            <text:p text:style-name="P10"><text:span text:style-name="T14">public enum Singleton{</text:span></text:p>
            <text:p text:style-name="P10"><text:span text:style-name="T14">INSTANCE</text:span></text:p>
            <text:p text:style-name="P6"><text:span text:style-name="T14">}</text:span></text:p>
            <text:p text:style-name="P6"><text:span text:style-name="T23"/></text:p>
          </draw:text-box>
        </draw:frame>
        <anim:par presentation:node-type="timing-root">
          <anim:par smil:begin="id8.begin">
            <anim:transitionFilter smil:dur="2s" smil:type="waterfallWipe" smil:subtype="horizontalRight"/>
          </anim:par>
          <anim:seq smil:dur="0s" presentation:node-type="main-sequence"/>
        </anim:par>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xml:id="id9" draw:id="id9">
        <office:forms form:automatic-focus="false" form:apply-design-mode="false"/>
        <draw:frame draw:style-name="gr2" draw:text-style-name="P12" draw:layer="layout" svg:width="5.997cm" svg:height="1.89cm" svg:x="15.4cm" svg:y="6.168cm">
          <draw:text-box>
            <text:p text:style-name="P11"><text:span text:style-name="T27">Thank you !!</text:span></text:p>
          </draw:text-box>
        </draw:frame>
        <anim:par presentation:node-type="timing-root">
          <anim:par smil:begin="id9.begin">
            <anim:transitionFilter smil:dur="2s" smil:type="waterfallWipe" smil:subtype="horizontalRight"/>
          </anim:par>
          <anim:seq smil:dur="0s" presentation:node-type="main-sequence"/>
        </anim:par>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full-screen="false" presentation:mouse-visible="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lwg Typist" svg:font-family="'Tlwg Typis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6-29T20:20:31.061370614</meta:creation-date>
    <dc:date>2021-07-03T22:49:33.362089090</dc:date>
    <meta:editing-duration>PT4H35M10S</meta:editing-duration>
    <meta:editing-cycles>5</meta:editing-cycles>
    <meta:generator>LibreOffice/6.0.7.3$Linux_X86_64 LibreOffice_project/00m0$Build-3</meta:generator>
    <meta:document-statistic meta:object-count="48"/>
  </office:meta>
</office:document-meta>
</file>